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7" style:family="paragraph" style:parent-style-name="Footnote">
      <style:text-properties officeooo:paragraph-rsid="0fda15e0"/>
    </style:style>
    <style:style style:name="P78" style:family="paragraph" style:parent-style-name="Standard">
      <style:text-properties officeooo:paragraph-rsid="0fe106d1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>
      <style:text-properties officeooo:paragraph-rsid="105130c2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paragraph-properties fo:break-before="page"/>
      <style:text-properties officeooo:paragraph-rsid="0b0ddd8e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4" style:family="text">
      <style:text-properties fo:color="#000000" loext:opacity="100%" style:font-name="Liberation Sans" fo:font-size="12pt" style:font-size-asian="12pt" style:font-size-complex="12pt"/>
    </style:style>
    <style:style style:name="T205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7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3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7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8" style:family="text">
      <style:text-properties style:use-window-font-color="true" loext:opacity="0%" style:font-name="Liberation Sans" officeooo:rsid="047da547"/>
    </style:style>
    <style:style style:name="T23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1" style:family="text">
      <style:text-properties style:use-window-font-color="true" loext:opacity="0%" style:font-name="Liberation Sans" fo:font-size="12pt" style:font-size-asian="12pt" style:font-size-complex="12pt"/>
    </style:style>
    <style:style style:name="T272" style:family="text">
      <style:text-properties style:use-window-font-color="true" loext:opacity="0%" style:font-name="Liberation Sans" officeooo:rsid="0efd8e5c"/>
    </style:style>
    <style:style style:name="T27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5" style:family="text">
      <style:text-properties officeooo:rsid="04473353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officeooo:rsid="0aace3cd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0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1" style:family="text">
      <style:text-properties officeooo:rsid="0f0ca65a"/>
    </style:style>
    <style:style style:name="T302" style:family="text">
      <style:text-properties officeooo:rsid="0f8f58bd"/>
    </style:style>
    <style:style style:name="T303" style:family="text">
      <style:text-properties officeooo:rsid="0f95a7a0"/>
    </style:style>
    <style:style style:name="T304" style:family="text">
      <style:text-properties style:text-underline-style="none"/>
    </style:style>
    <style:style style:name="T305" style:family="text">
      <style:text-properties style:font-name="Liberation Mono" fo:font-size="8pt" style:font-size-asian="8pt" style:font-size-complex="8pt" loext:padding="0.049cm" loext:border="0.31pt solid #000000"/>
    </style:style>
    <style:style style:name="T30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5"><text:span text:style-name="Strong_20_Emphasis"><text:span text:style-name="T172">C</text:span></text:span><text:span text:style-name="Strong_20_Emphasis"><text:span text:style-name="T171">hecklist voor </text:span></text:span><text:span text:style-name="Strong_20_Emphasis"><text:span text:style-name="T173">de installatie</text:span></text:span><text:span text:style-name="Strong_20_Emphasis"><text:span text:style-name="T171"> van </text:span>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Strong_20_Emphasis"><text:span text:style-name="T177"><text:user-field-get text:name="Version">24.04</text:user-field-get></text:span></text:span><text:span text:style-name="Strong_20_Emphasis"><text:span text:style-name="T175"><text:note text:id="ftn1" text:note-class="footnote"><text:note-citation>1</text:note-citation><text:note-body><text:p text:style-name="P79"><text:span text:style-name="T288">D</text:span><text:span text:style-name="T279">eze </text:span><text:span text:style-name="Strong_20_Emphasis"><text:span text:style-name="T290"><text:user-field-get text:name="Distro">Ubuntu</text:user-field-get></text:span></text:span><text:span text:style-name="T281"><text:s/></text:span><text:span text:style-name="T291"><text:user-field-get text:name="Version">24.04</text:user-field-get></text:span><text:span text:style-name="T291"><text:s/>Desktop</text:span><text:span text:style-name="T279"> (codenaam </text:span><text:span text:style-name="T287">noble</text:span><text:span text:style-name="T279">) van april</text:span><text:span text:style-name="T282"> </text:span><text:span text:style-name="Strong_20_Emphasis"><text:span text:style-name="T292"><text:user-field-get text:name="Releaseyear">2024</text:user-field-get></text:span></text:span><text:span text:style-name="T283"><text:s/></text:span><text:span text:style-name="T288">is een zogenaamde </text:span><text:span text:style-name="T279">LTS-</text:span><text:span text:style-name="T288">versie</text:span><text:span text:style-name="T279"> </text:span><text:span text:style-name="T288">(</text:span><text:span text:style-name="T279">staat voor Long-Term Support, </text:span><text:span text:style-name="T280">langetermijnondersteuning</text:span><text:span text:style-name="T288">)</text:span><text:span text:style-name="T280"> </text:span><text:span text:style-name="T289">en</text:span><text:span text:style-name="T283"> </text:span><text:span text:style-name="T279">wordt gedurende 5 jaar ondersteund tot april 202</text:span><text:span text:style-name="T287">9</text:span><text:span text:style-name="T279">, en met een </text:span><text:span text:style-name="T286">gratis persoonlijk </text:span><text:span text:style-name="T279">Ubuntu </text:span><text:span text:style-name="T284">P</text:span><text:span text:style-name="T279">ro-abonnement gedurende 1</text:span><text:span text:style-name="T285">0</text:span><text:span text:style-name="T279"> jaar tot april 203</text:span><text:span text:style-name="T287">4</text:span><text:span text:style-name="T279">.</text:span></text:p></text:note-body></text:note></text:span></text:span><text:span text:style-name="Strong_20_Emphasis"><text:span text:style-name="T176"><text:s/></text:span></text:span><text:span text:style-name="Strong_20_Emphasis"><text:span text:style-name="T178">Desktop</text:span></text:span><text:span text:style-name="Strong_20_Emphasis"><text:span text:style-name="T174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1">ONDERSTREEPTE</text:span></text:span><text:span text:style-name="T1"> </text:span><text:span text:style-name="T16">woorden</text:span><text:span text:style-name="T15"> het</text:span><text:span text:style-name="Strong_20_Emphasis"><text:span text:style-name="T220"> </text:span></text:span><text:span text:style-name="Strong_20_Emphasis"><text:span text:style-name="T221">tekstvak</text:span></text:span><text:span text:style-name="T16"> </text:span><text:span text:style-name="T19">in,</text:span><text:span text:style-name="T16"> </text:span><text:span text:style-name="T238">zie </text:span><text:span text:style-name="T272">[</text:span><text:span text:style-name="T238">toelichting</text:span><text:span text:style-name="T272">]</text:span><text:span text:style-name="T16">:</text:span></text:p>
      <text:p text:style-name="P2"><text:span text:style-name="Definition"><text:span text:style-name="T23">GEBRUIKER</text:span></text:span><text:span text:style-name="T246"><text:tab/><text:tab/></text:span><text:span text:style-name="T271"> <text:tab/><text:tab/></text:span><text:span text:style-name="T247"><draw:control text:anchor-type="as-char" svg:y="-0.4cm" draw:z-index="12" draw:name="Gebruiker 2" draw:style-name="gr2" draw:text-style-name="P93" svg:width="6.4cm" svg:height="0.6cm" draw:control="control11"><svg:title>Gebruiker</svg:title><svg:desc>Volledige naam, bijv. Jan Stek</svg:desc></draw:control></text:span><text:span text:style-name="T247"><text:tab/> <text:s text:c="2"/></text:span><text:span text:style-name="T248">[</text:span><text:span text:style-name="T249">N</text:span><text:span text:style-name="T241">aam, bijv. </text:span><text:span text:style-name="T242">J</text:span><text:span text:style-name="T269">a</text:span><text:span text:style-name="T242">n </text:span><text:span text:style-name="T269">Jansen</text:span><text:span text:style-name="T270">]</text:span></text:p>
      <text:p text:style-name="P78"><text:span text:style-name="Definition"><text:span text:style-name="T240">g</text:span></text:span><text:span text:style-name="Definition">ebruikersnaam</text:span><text:span text:style-name="Definition"><text:span text:style-name="T304"><text:tab/></text:span></text:span><text:span text:style-name="T239"><draw:control text:anchor-type="as-char" svg:y="-0.4cm" draw:z-index="13" draw:name="Gberuikersnaam 3" draw:style-name="gr2" draw:text-style-name="P93" svg:width="6.4cm" svg:height="0.6cm" draw:control="control12"><svg:title>Gebruikersnaam</svg:title><svg:desc>Korte naam, bijv. jan</svg:desc></draw:control></text:span><text:span text:style-name="T239"><text:tab/> <text:s text:c="2"/></text:span><text:span text:style-name="T7">[</text:span><text:span text:style-name="T8">Gebruikers</text:span><text:span text:style-name="T6">naam, bijv. </text:span><text:span text:style-name="T184">j</text:span><text:span text:style-name="T185">a</text:span><text:span text:style-name="T184">n</text:span><text:span text:style-name="T186">]</text:span></text:p>
      <text:p text:style-name="P2"><text:span text:style-name="Definition">COMPUTERNAAM</text:span><text:span text:style-name="T251"><text:tab/><text:tab/></text:span><draw:control text:anchor-type="as-char" svg:y="-0.4cm" draw:z-index="14" draw:name="Computernaam 1" draw:style-name="gr2" draw:text-style-name="P93" svg:width="6.4cm" svg:height="0.6cm" draw:control="control13"><svg:title>Computernaam</svg:title><svg:desc>Unieke naam van de computer</svg:desc></draw:control><text:tab/> <text:s text:c="2"/><text:span text:style-name="T256">[</text:span><text:span text:style-name="T257">N</text:span><text:span text:style-name="T252">aam van de compute</text:span><text:span text:style-name="T253">r, </text:span><text:span text:style-name="T254">bijv. </text:span><text:span text:style-name="T255">pc02</text:span><text:span text:style-name="T256">]</text:span></text:p>
      <text:p text:style-name="P2"><text:span text:style-name="Definition"><text:span text:style-name="T259">GEBRUIKER</text:span></text:span><text:span text:style-name="Definition"><text:span text:style-name="T263"><text:tab/></text:span></text:span><text:span text:style-name="T258"><text:tab/></text:span><text:span text:style-name="T271"> <text:tab/><text:tab/></text:span><text:span text:style-name="T247"><draw:control text:anchor-type="as-char" svg:y="-0.4cm" draw:z-index="15" draw:name="Gebruiker 3" draw:style-name="gr2" draw:text-style-name="P93" svg:width="6.4cm" svg:height="0.6cm" draw:control="control14"><svg:title>Gebruiker</svg:title><svg:desc>Volledige naam, bijv. Jan Stek</svg:desc></draw:control></text:span><text:span text:style-name="T247"><text:tab/> <text:s text:c="2"/></text:span><text:span text:style-name="T248">[</text:span><text:span text:style-name="T250">N</text:span><text:span text:style-name="T241">aam </text:span><text:span text:style-name="T245">evt. 2</text:span><text:span text:style-name="T273">e</text:span><text:span text:style-name="T243"> gebruiker</text:span><text:span text:style-name="T244">]</text:span></text:p>
      <text:p text:style-name="P84"><text:span text:style-name="Definition"><text:span text:style-name="T259">GEBRUIKERSN</text:span></text:span><text:span text:style-name="Definition"><text:span text:style-name="T260">aa</text:span></text:span><text:span text:style-name="Definition"><text:span text:style-name="T259">M</text:span></text:span><text:span text:style-name="Definition"><text:span text:style-name="T263"><text:tab/></text:span></text:span><text:span text:style-name="T239"><draw:control text:anchor-type="as-char" svg:y="-0.4cm" draw:z-index="16" draw:name="Gberuikersnaam 4" draw:style-name="gr2" draw:text-style-name="P93" svg:width="6.4cm" svg:height="0.6cm" draw:control="control15"><svg:title>Gebruikersnaam</svg:title><svg:desc>Korte naam, bijv. jan</svg:desc></draw:control></text:span><text:span text:style-name="T239"><text:tab/> <text:s text:c="2"/></text:span><text:span text:style-name="T261">[</text:span><text:span text:style-name="T262">Gebruikers</text:span><text:span text:style-name="T261">naam</text:span><text:span text:style-name="T264"> </text:span><text:span text:style-name="T265">e</text:span><text:span text:style-name="T266">vt. 2</text:span><text:span text:style-name="T274">e</text:span><text:span text:style-name="T266"> </text:span><text:span text:style-name="T267">gebruiker</text:span><text:span text:style-name="T268">]</text:span></text:p>
      <text:p text:style-name="P1"><text:span text:style-name="T187">Vervang </text:span><text:span text:style-name="T194">de</text:span><text:span text:style-name="T187"> </text:span><text:span text:style-name="Definition"><text:span text:style-name="T24">ONDERSTREEPTE</text:span></text:span><text:span text:style-name="T187"> </text:span><text:span text:style-name="T188">woorden </text:span><text:span text:style-name="T187">in deze checklist door </text:span><text:span text:style-name="T194">d</text:span><text:span text:style-name="T195">i</text:span><text:span text:style-name="T194">e </text:span><text:span text:style-name="T193">in </text:span><text:span text:style-name="T195">het</text:span><text:span text:style-name="Strong_20_Emphasis"><text:span text:style-name="T63"> </text:span></text:span><text:span text:style-name="Strong_20_Emphasis"><text:span text:style-name="T82">tekstvak</text:span></text:span><text:span text:style-name="T187">.</text:span></text:p>
      <text:p text:style-name="P40"/>
      <text:p text:style-name="P40"/>
      <text:p text:style-name="P3"><text:span text:style-name="T198">Nog niet op Linux?</text:span><text:span text:style-name="T189"><text:tab/></text:span><text:span text:style-name="T196">G</text:span><text:span text:style-name="T190">ebruik </text:span><text:span text:style-name="Strong_20_Emphasis"><text:span text:style-name="T199">Checklist </text:span></text:span><text:span text:style-name="Strong_20_Emphasis"><text:span text:style-name="T200">overzetten</text:span></text:span><text:span text:style-name="T19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1"> onder </text:span><text:span text:style-name="T197">Linux</text:span><text:span text:style-name="T192">.</text:span></text:p>
      <text:p text:style-name="P39"><text:span text:style-name="T161">Nieuwe installatie?</text:span><text:span text:style-name="T158"><text:tab/></text:span><text:span text:style-name="T160">B</text:span><text:span text:style-name="T158">egin bij hoofdstuk </text:span><text:span text:style-name="T161"><text:bookmark-ref text:reference-format="page" text:ref-name="__RefNumPara__4009_1271708128">2</text:bookmark-ref></text:span><text:span text:style-name="T158"><text:s text:c="2"/></text:span><text:span text:style-name="T162"><text:bookmark-ref text:reference-format="text" text:ref-name="__RefNumPara__4009_1271708128">Installatie uitvoeren</text:bookmark-ref></text:span><text:span text:style-name="T159">.</text:span></text:p>
      <text:p text:style-name="P22"/>
      <text:p text:style-name="P22"/>
      <text:list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4"><draw:control text:anchor-type="as-char" draw:z-index="5" draw:name="Vorm3_0" draw:style-name="gr1" draw:text-style-name="P9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4"><draw:control text:anchor-type="as-char" draw:z-index="8" draw:name="Vorm3_ 2" draw:style-name="gr1" draw:text-style-name="P9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9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7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299">gebruiker</text:span></text:span><text:span text:style-name="User_20_Entry"><text:span text:style-name="T128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6"><draw:control text:anchor-type="as-char" draw:z-index="17" draw:name="Vorm4" draw:style-name="gr1" draw:text-style-name="P9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1"><text:span text:style-name="Strong_20_Emphasis"><text:span text:style-name="T78">D</text:span></text:span><text:span text:style-name="Strong_20_Emphasis"><text:span text:style-name="T63">ruk op de </text:span></text:span><text:span text:style-name="Strong_20_Emphasis"><text:span text:style-name="T153">Super</text:span></text:span><text:span text:style-name="Strong_20_Emphasis"><text:span text:style-name="T63">-toets</text:span></text:span><text:span text:style-name="Strong_20_Emphasis"><text:span text:style-name="T43"><text:note text:id="ftn3" text:note-class="footnote"><text:note-citation>3</text:note-citation><text:note-body><text:p text:style-name="P70"><text:span text:style-name="T157">D</text:span>e <text:span text:style-name="T305">Super</text:span>-toets <text:span text:style-name="T210">is de Windows-toets, Command-toets </text:span><text:span text:style-name="T211">(Apple)</text:span><text:span text:style-name="T210">, of Vergrootglas-toets </text:span><text:span text:style-name="T211">(Chromebook)</text:span><text:span text:style-name="T210">.</text:span></text:p></text:note-body></text:note></text:span></text:span><text:span text:style-name="Strong_20_Emphasis"><text:span text:style-name="T58">, </text:span></text:span><text:span text:style-name="Strong_20_Emphasis"><text:span text:style-name="T68">t</text:span></text:span><text:span text:style-name="Strong_20_Emphasis"><text:span text:style-name="T62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3"> </text:span></text:span><text:span text:style-name="Strong_20_Emphasis"><text:span text:style-name="T69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 </text:span></text:span><text:span text:style-name="Strong_20_Emphasis"><text:span text:style-name="T101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1"/></text:span></text:p>
          </table:table-cell>
          <table:table-cell table:style-name="_31_._5f_Installatie_5f_voorbereiden.D4" office:value-type="string">
            <text:p text:style-name="P72"><text:span text:style-name="T3">Typ</text:span><text:span text:style-name="Strong_20_Emphasis"><text:span text:style-name="T53"> de</text:span></text:span><text:span text:style-name="Strong_20_Emphasis"><text:span text:style-name="T54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154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0"><text:span text:style-name="User_20_Entry"><text:span text:style-name="T26">wget karelzimmer.nl/</text:span></text:span><text:span text:style-name="User_20_Entry"><text:span text:style-name="T156">getkz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0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6"><draw:control text:anchor-type="as-char" draw:z-index="18" draw:name="Vorm 3" draw:style-name="gr1" draw:text-style-name="P9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6"><draw:control text:anchor-type="as-char" draw:z-index="19" draw:name="Vorm 4" draw:style-name="gr1" draw:text-style-name="P92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78">D</text:span></text:span><text:span text:style-name="Strong_20_Emphasis"><text:span text:style-name="T59">ruk </text:span></text:span><text:span text:style-name="Strong_20_Emphasis"><text:span text:style-name="T60">op de </text:span></text:span><text:span text:style-name="Strong_20_Emphasis"><text:span text:style-name="T153">Super</text:span></text:span><text:span text:style-name="Strong_20_Emphasis"><text:span text:style-name="T60">-toets</text:span></text:span><text:span text:style-name="Strong_20_Emphasis"><text:span text:style-name="T44"><text:note-ref text:note-class="footnote" text:reference-format="text" text:ref-name="ftn3">3</text:note-ref></text:span></text:span><text:span text:style-name="Strong_20_Emphasis"><text:span text:style-name="T58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96">men</text:span></text:span><text:span text:style-name="Strong_20_Emphasis"><text:span text:style-name="T97">u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</text:span></text:span><text:span text:style-name="Strong_20_Emphasis"><text:span text:style-name="T87">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1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1">Selecteer</text:span></text:span><text:span text:style-name="Strong_20_Emphasis"><text:span text:style-name="T57"> </text:span></text:span><text:span text:style-name="Strong_20_Emphasis"><text:span text:style-name="T107">1</text:span></text:span><text:span text:style-name="Strong_20_Emphasis"><text:span text:style-name="T90"> </text:span></text:span><text:span text:style-name="Strong_20_Emphasis"><text:span text:style-name="T91">Installatie voorbereiden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01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6"><draw:control text:anchor-type="as-char" draw:z-index="2" draw:name="Vorm9" draw:style-name="gr1" draw:text-style-name="P9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204">Start de computer op vanaf</text:span><text:span text:style-name="T204"><text:note text:id="ftn4" text:note-class="footnote"><text:note-citation>1</text:note-citation><text:note-body><text:p text:style-name="P77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</text:span></text:span><text:span text:style-name="Definition"><text:span text:style-name="T145"> </text:span></text:span><text:span text:style-name="User_20_Entry"><text:span text:style-name="T155">Esc</text:span></text:span><text:span text:style-name="User_20_Entry"><text:span text:style-name="T148">,</text:span></text:span><text:span text:style-name="Definition"><text:span text:style-name="T145"> </text:span></text:span><text:span text:style-name="User_20_Entry"><text:span text:style-name="T155">Delete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2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9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0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1</text:span></text:span><text:span text:style-name="User_20_Entry"><text:span text:style-name="T149">,</text:span></text:span><text:span text:style-name="Definition"><text:span text:style-name="T145"> </text:span></text:span><text:span text:style-name="Definition"><text:span text:style-name="T146">o</text:span></text:span><text:span text:style-name="Definition"><text:span text:style-name="T147">f</text:span></text:span><text:span text:style-name="Definition"><text:span text:style-name="T145"> </text:span></text:span><text:span text:style-name="User_20_Entry"><text:span text:style-name="T155">F12</text:span></text:span><text:span text:style-name="User_20_Entry"><text:span text:style-name="T149">.</text:span></text:span></text:p></text:note-body></text:note></text:span><text:span text:style-name="T204"> </text:span><text:span text:style-name="T208">een </text:span><text:span text:style-name="Strong_20_Emphasis"><text:span text:style-name="T181"><text:user-field-get text:name="Distro">Ubuntu</text:user-field-get></text:span></text:span><text:span text:style-name="T203"><text:s/></text:span><text:span text:style-name="T182"><text:user-field-get text:name="Version">24.04</text:user-field-get></text:span><text:span text:style-name="T182"><text:s/></text:span><text:span text:style-name="Strong_20_Emphasis"><text:span text:style-name="T183">Desktop</text:span></text:span><text:span text:style-name="Strong_20_Emphasis"><text:span text:style-name="T110"> </text:span></text:span><text:span text:style-name="Strong_20_Emphasis"><text:span text:style-name="T111">L</text:span></text:span><text:span text:style-name="T112">ive</text:span><text:span text:style-name="T112"><text:note text:id="ftn5" text:note-class="footnote"><text:note-citation>2</text:note-citation><text:note-body><text:p text:style-name="P67"><text:span text:style-name="T275">Vanaf ee</text:span>n <text:span text:style-name="T303">L</text:span>ive <text:span text:style-name="T302">USB</text:span><text:span text:style-name="T278">-stick</text:span><text:span text:style-name="T21"> </text:span>kunt <text:span text:style-name="T275">u opstarten en</text:span> <text:span text:style-name="T17">met </text:span>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werken zonder enige bestanden op de harde schijf te wijzigen en maakt ook installatie van <text:span text:style-name="Strong_20_Emphasis"><text:span text:style-name="T212"><text:user-field-get text:name="Distro">Ubuntu</text:user-field-get></text:span></text:span><text:span text:style-name="Strong_20_Emphasis"><text:span text:style-name="T212"><text:s/></text:span></text:span>mogelijk.</text:p></text:note-body></text:note></text:span><text:span text:style-name="T112"> </text:span><text:span text:style-name="T115">USB</text:span><text:span text:style-name="T113">-stick</text:span><text:span text:style-name="T113"><text:note text:id="ftn6" text:note-class="footnote"><text:note-citation>3</text:note-citation><text:note-body><text:p text:style-name="P82"><text:span text:style-name="Strong_20_Emphasis"><text:span text:style-name="T127">Maak een opstartbare USB-stick</text:span></text:span><text:span text:style-name="Strong_20_Emphasis"><text:span text:style-name="T123">:<text:line-break/></text:span></text:span><text:span text:style-name="Strong_20_Emphasis"><text:span text:style-name="T118">Download </text:span></text:span><text:span text:style-name="Strong_20_Emphasis"><text:span text:style-name="T119">een </text:span></text:span><text:span text:style-name="Strong_20_Emphasis"><text:span text:style-name="T129"><text:user-field-get text:name="Distro">Ubuntu</text:user-field-get></text:span></text:span><text:span text:style-name="Strong_20_Emphasis"><text:span text:style-name="T129"><text:s/>Desktop </text:span></text:span><text:span text:style-name="Strong_20_Emphasis"><text:span text:style-name="T129"><text:user-field-get text:name="Version">24.04</text:user-field-get></text:span></text:span><text:span text:style-name="Strong_20_Emphasis"><text:span text:style-name="T129"><text:s/></text:span></text:span><text:span text:style-name="Strong_20_Emphasis"><text:span text:style-name="T131">LTS </text:span></text:span><text:span text:style-name="Strong_20_Emphasis"><text:span text:style-name="T124">CD</text:span></text:span><text:span text:style-name="Strong_20_Emphasis"><text:span text:style-name="T126">-beeldbestand</text:span></text:span><text:span text:style-name="Strong_20_Emphasis"><text:span text:style-name="T120"> </text:span></text:span><text:span text:style-name="Strong_20_Emphasis"><text:span text:style-name="T121">(.iso) </text:span></text:span><text:span text:style-name="Strong_20_Emphasis"><text:span text:style-name="T120">vanaf </text:span></text:span><text:a xlink:type="simple" xlink:href="https://ubuntu.com/download" text:style-name="Internet_20_link" text:visited-style-name="Visited_20_Internet_20_Link"><text:span text:style-name="Strong_20_Emphasis"><text:span text:style-name="T277">ubuntu.com/download</text:span></text:span></text:a><text:span text:style-name="Strong_20_Emphasis"><text:span text:style-name="T120">.</text:span></text:span><text:span text:style-name="Strong_20_Emphasis"><text:span text:style-name="T122"><text:line-break/>De </text:span></text:span><text:span text:style-name="Strong_20_Emphasis"><text:span text:style-name="T125">ver</text:span></text:span><text:span text:style-name="Strong_20_Emphasis"><text:span text:style-name="T122">volgstappen staan beschreven in </text:span></text:span><text:span text:style-name="Strong_20_Emphasis"><text:span text:style-name="T130">Linux informatie</text:span></text:span><text:span text:style-name="Strong_20_Emphasis"><text:span text:style-name="T122">, te vinden op </text:span></text:span><text:a xlink:type="simple" xlink:href="https://karelzimmer.nl/" text:style-name="Internet_20_link" text:visited-style-name="Visited_20_Internet_20_Link"><text:span text:style-name="Strong_20_Emphasis"><text:span text:style-name="T276">karelzimmer.nl</text:span></text:span></text:a><text:span text:style-name="Strong_20_Emphasis"><text:span text:style-name="T122">, onder </text:span></text:span><text:span text:style-name="Strong_20_Emphasis"><text:span text:style-name="T130">Linux</text:span></text:span><text:span text:style-name="Strong_20_Emphasis"><text:span text:style-name="T122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1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1">Selecteer</text:span></text:span><text:span text:style-name="Strong_20_Emphasis"><text:span text:style-name="T48"> </text:span></text:span><text:span text:style-name="Strong_20_Emphasis"><text:span text:style-name="T102">Try or Install Ubuntu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16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installatie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6"><draw:control text:anchor-type="as-char" draw:z-index="7" draw:name="Vorm 6" draw:style-name="gr1" draw:text-style-name="P9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205">Kies</text:span><text:span text:style-name="T206"> </text:span><text:span text:style-name="T209">Nederlands</text:span><text:span text:style-name="T206"> en klik</text:span><text:span text:style-name="T207"> </text:span><text:span text:style-name="T206">op</text:span><text:span text:style-name="T205"> </text:span><text:span text:style-name="T202">Next</text:span><text:span text:style-name="T205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1"><draw:control text:anchor-type="as-char" draw:z-index="24" draw:name="Vorm 10" draw:style-name="gr1" draw:text-style-name="P92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30">Bij</text:span><text:span text:style-name="T223"> </text:span><text:span text:style-name="Strong_20_Emphasis"><text:span text:style-name="T233">Kies uw toetsenbordindeling</text:span></text:span><text:span text:style-name="T223">: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81">Kies <text:span text:style-name="T306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1"><draw:control text:anchor-type="as-char" draw:z-index="25" draw:name="Vorm 11" draw:style-name="gr1" draw:text-style-name="P92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30">Bij</text:span><text:span text:style-name="T223"> </text:span><text:span text:style-name="Strong_20_Emphasis"><text:span text:style-name="T234">What apps would you like to install to start with?</text:span></text:span><text:span text:style-name="Strong_20_Emphasis"><text:span text:style-name="T219"> kies </text:span></text:span><text:span text:style-name="Strong_20_Emphasis"><text:span text:style-name="T234">Extended selection</text:span></text:span><text:span text:style-name="Strong_20_Emphasis"><text:span text:style-name="T21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1"><draw:control text:anchor-type="as-char" draw:z-index="6" draw:name="Vorm 1" draw:style-name="gr1" draw:text-style-name="P92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30">Bij</text:span><text:span text:style-name="T223"> </text:span><text:span text:style-name="Strong_20_Emphasis"><text:span text:style-name="T231">Create your account</text:span></text:span><text:span text:style-name="T223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29">V</text:span><text:span text:style-name="T224">ul </text:span><text:span text:style-name="T225">in </text:span><text:span text:style-name="Strong_20_Emphasis"><text:span text:style-name="T231">Your</text:span></text:span><text:span text:style-name="Strong_20_Emphasis"><text:span text:style-name="T226"> n</text:span></text:span><text:span text:style-name="Strong_20_Emphasis"><text:span text:style-name="T227">am</text:span></text:span><text:span text:style-name="Strong_20_Emphasis"><text:span text:style-name="T231">e</text:span></text:span><text:span text:style-name="Strong_20_Emphasis"><text:span text:style-name="T215"> </text:span></text:span><text:span text:style-name="Definition"><text:span text:style-name="T4">gebruiker</text:span></text:span><text:span text:style-name="Strong_20_Emphasis"><text:span text:style-name="T216">, <text:line-break/></text:span></text:span><text:span text:style-name="Strong_20_Emphasis"><text:span text:style-name="T231">You</text:span></text:span><text:span text:style-name="Strong_20_Emphasis"><text:span text:style-name="T237">r</text:span></text:span><text:span text:style-name="Strong_20_Emphasis"><text:span text:style-name="T226"> </text:span></text:span><text:span text:style-name="Strong_20_Emphasis"><text:span text:style-name="T228">computer</text:span></text:span><text:span text:style-name="Strong_20_Emphasis"><text:span text:style-name="T236">'s </text:span></text:span><text:span text:style-name="Strong_20_Emphasis"><text:span text:style-name="T235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5">,<text:line-break/></text:span></text:span><text:span text:style-name="Strong_20_Emphasis"><text:span text:style-name="T232">Your username</text:span></text:span><text:span text:style-name="Strong_20_Emphasis"><text:span text:style-name="T215"> </text:span></text:span><text:span text:style-name="Definition"><text:span text:style-name="T4">gebruikersnaam</text:span></text:span><text:span text:style-name="Strong_20_Emphasis"><text:span text:style-name="T215">, </text:span></text:span><text:span text:style-name="Strong_20_Emphasis"><text:span text:style-name="T218">en</text:span></text:span><text:span text:style-name="Strong_20_Emphasis"><text:span text:style-name="T215"><text:line-break/></text:span></text:span><text:span text:style-name="Strong_20_Emphasis"><text:span text:style-name="T217">g</text:span></text:span><text:span text:style-name="Strong_20_Emphasis"><text:span text:style-name="T214">eef tweemaal een </text:span></text:span><text:span text:style-name="Strong_20_Emphasis"><text:span text:style-name="T222">wachtwoord</text:span></text:span><text:span text:style-name="Strong_20_Emphasis"><text:span text:style-name="T214">.</text:span></text:span></text:p>
          </table:table-cell>
        </table:table-row>
      </table:table>
      <text:p text:style-name="P43"><text:span text:style-name="Strong_20_Emphasis"><text:span text:style-name="T88"/></text:span></text:p>
      <text:list text:continue-numbering="true" text:style-name="L1">
        <text:list-item>
          <text:p text:style-name="P86"><text:span text:style-name="Strong_20_Emphasis"><text:span text:style-name="T103">Installatie </text:span></text:span><text:span text:style-name="Strong_20_Emphasis"><text:span text:style-name="T104">afronden</text:span></text:span></text:p>
        </text:list-item>
      </text:list>
      <text:p text:style-name="P44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6"><draw:control text:anchor-type="as-char" draw:z-index="3" draw:name="Vorm24" draw:style-name="gr1" draw:text-style-name="P9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89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85"><draw:control text:anchor-type="as-char" draw:z-index="10" draw:name="Vorm13_1" draw:style-name="gr1" draw:text-style-name="P92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6"><draw:control text:anchor-type="as-char" draw:z-index="20" draw:name="Vorm 5" draw:style-name="gr1" draw:text-style-name="P92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79">D</text:span></text:span><text:span text:style-name="Strong_20_Emphasis"><text:span text:style-name="T70">ruk</text:span></text:span><text:span text:style-name="Strong_20_Emphasis"><text:span text:style-name="T58"> op</text:span></text:span><text:span text:style-name="Strong_20_Emphasis"><text:span text:style-name="T71"> de </text:span></text:span><text:span text:style-name="Strong_20_Emphasis"><text:span text:style-name="T153">Super</text:span></text:span><text:span text:style-name="Strong_20_Emphasis"><text:span text:style-name="T71">-toets</text:span></text:span><text:span text:style-name="Strong_20_Emphasis"><text:span text:style-name="T45"><text:note text:id="ftn7" text:note-class="footnote"><text:note-citation>1</text:note-citation><text:note-body><text:p text:style-name="P42"><text:span text:style-name="T169">De </text:span><text:span text:style-name="T213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8">, </text:span></text:span><text:span text:style-name="Strong_20_Emphasis"><text:span text:style-name="T68">t</text:span></text:span><text:span text:style-name="Strong_20_Emphasis"><text:span text:style-name="T62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3"> </text:span></text:span><text:span text:style-name="Strong_20_Emphasis"><text:span text:style-name="T69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 </text:span></text:span><text:span text:style-name="Strong_20_Emphasis"><text:span text:style-name="T101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1"/></text:span></text:p>
          </table:table-cell>
          <table:table-cell table:style-name="_33_._5f_Installatie_5f_afronden.C6" office:value-type="string">
            <text:p text:style-name="P74"><text:span text:style-name="T5">Typ</text:span><text:span text:style-name="Strong_20_Emphasis"><text:span text:style-name="T53"> de</text:span></text:span><text:span text:style-name="Strong_20_Emphasis"><text:span text:style-name="T72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154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0"><text:span text:style-name="User_20_Entry"><text:span text:style-name="T26">wget karelzimmer.nl/</text:span></text:span><text:span text:style-name="User_20_Entry"><text:span text:style-name="T156">get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0"><text:span text:style-name="User_20_Entry"><text:span text:style-name="T26">bash 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6"><draw:control text:anchor-type="as-char" draw:z-index="21" draw:name="Vorm 7" draw:style-name="gr1" draw:text-style-name="P92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5"><text:span text:style-name="Strong_20_Emphasis"><text:span text:style-name="T79">D</text:span></text:span><text:span text:style-name="Strong_20_Emphasis"><text:span text:style-name="T74">ruk</text:span></text:span><text:span text:style-name="Strong_20_Emphasis"><text:span text:style-name="T73"> op</text:span></text:span><text:span text:style-name="Strong_20_Emphasis"><text:span text:style-name="T71"> de </text:span></text:span><text:span text:style-name="Strong_20_Emphasis"><text:span text:style-name="T153">Super</text:span></text:span><text:span text:style-name="Strong_20_Emphasis"><text:span text:style-name="T71">-toets</text:span></text:span><text:span text:style-name="Strong_20_Emphasis"><text:span text:style-name="T43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68">t</text:span></text:span><text:span text:style-name="Strong_20_Emphasis"><text:span text:style-name="T62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63"> </text:span></text:span><text:span text:style-name="Strong_20_Emphasis"><text:span text:style-name="T69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1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1">Selecteer</text:span></text:span><text:span text:style-name="Strong_20_Emphasis"><text:span text:style-name="T66"> </text:span></text:span><text:span text:style-name="Strong_20_Emphasis"><text:span text:style-name="T108">3</text:span></text:span><text:span text:style-name="Strong_20_Emphasis"><text:span text:style-name="T92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5">afronden</text:span></text:span><text:span text:style-name="Strong_20_Emphasis"><text:span text:style-name="T7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44"><text:span text:style-name="Strong_20_Emphasis"><text:span text:style-name="T47"><text:tab/></text:span></text:span></text:p>
      <text:p text:style-name="P45"><text:span text:style-name="Strong_20_Emphasis"><text:span text:style-name="T67"/></text:span></text:p>
      <text:p text:style-name="P46"><text:span text:style-name="Strong_20_Emphasis"><text:span text:style-name="T57"/></text:span></text:p>
      <text:list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6"><draw:control text:anchor-type="as-char" draw:z-index="4" draw:name="Vorm40_0" draw:style-name="gr1" draw:text-style-name="P92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6"><draw:control text:anchor-type="as-char" draw:z-index="9" draw:name="Vorm40_ 1" draw:style-name="gr1" draw:text-style-name="P92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7">Aanmelden als </text:span></text:span><text:span text:style-name="Definition"><text:span text:style-name="T10">gebruiker</text:span></text:span><text:span text:style-name="Strong_20_Emphasis"><text:span text:style-name="T75"><text:note text:id="ftn8" text:note-class="footnote"><text:note-citation>1</text:note-citation><text:note-body><text:p text:style-name="P54"><text:span text:style-name="User_20_Entry"><text:span text:style-name="T150">E</text:span></text:span><text:span text:style-name="User_20_Entry"><text:span text:style-name="T152">ventuele extra </text:span></text:span><text:span text:style-name="Definition"><text:span text:style-name="T300">gebruiker</text:span></text:span><text:span text:style-name="User_20_Entry"><text:span text:style-name="T151">s</text:span></text:span><text:span text:style-name="User_20_Entry"><text:span text:style-name="T152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85"><draw:control text:anchor-type="as-char" draw:z-index="11" draw:name="Vorm13_ 1" draw:style-name="gr1" draw:text-style-name="P92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6"><draw:control text:anchor-type="as-char" draw:z-index="22" draw:name="Vorm 8" draw:style-name="gr1" draw:text-style-name="P92" svg:width="0.35cm" svg:height="0.35cm" draw:control="control21"/></text:span></text:span></text:p>
          </table:table-cell>
          <table:table-cell table:style-name="Tabel2.A1" office:value-type="string">
            <text:p text:style-name="P65"><text:span text:style-name="Strong_20_Emphasis"><text:span text:style-name="T86"><draw:control text:anchor-type="as-char" draw:z-index="23" draw:name="Vorm 9" draw:style-name="gr1" draw:text-style-name="P92" svg:width="0.35cm" svg:height="0.35cm" draw:control="control22"/></text:span></text:span></text:p>
          </table:table-cell>
          <table:table-cell table:style-name="Tabel2.D5" office:value-type="string">
            <text:p text:style-name="P21"><text:span text:style-name="Strong_20_Emphasis"><text:span text:style-name="T80">D</text:span></text:span><text:span text:style-name="Strong_20_Emphasis"><text:span text:style-name="T74">ruk</text:span></text:span><text:span text:style-name="Strong_20_Emphasis"><text:span text:style-name="T73"> op</text:span></text:span><text:span text:style-name="Strong_20_Emphasis"><text:span text:style-name="T71"> de </text:span></text:span><text:span text:style-name="Strong_20_Emphasis"><text:span text:style-name="T153">Super</text:span></text:span><text:span text:style-name="Strong_20_Emphasis"><text:span text:style-name="T71">-toets</text:span></text:span><text:span text:style-name="Strong_20_Emphasis"><text:span text:style-name="T43"><text:note text:id="ftn9" text:note-class="footnote"><text:note-citation>2</text:note-citation><text:note-body><text:p text:style-name="P41"><text:span text:style-name="T169">De </text:span><text:span text:style-name="T213">Super</text:span><text:span text:style-name="T169">-toets is de Windows-toets, Command-toets </text:span><text:span text:style-name="T170">(Apple)</text:span><text:span text:style-name="T169">, of Vergrootglas-toets </text:span><text:span text:style-name="T170">(Chromebook)</text:span><text:span text:style-name="T169">.</text:span></text:p></text:note-body></text:note></text:span></text:span><text:span text:style-name="Strong_20_Emphasis"><text:span text:style-name="T58">, </text:span></text:span><text:span text:style-name="Strong_20_Emphasis"><text:span text:style-name="T68">t</text:span></text:span><text:span text:style-name="Strong_20_Emphasis"><text:span text:style-name="T62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63"> </text:span></text:span><text:span text:style-name="Strong_20_Emphasis"><text:span text:style-name="T69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20"><text:span text:style-name="Strong_20_Emphasis"><text:span text:style-name="T81">Selecteer</text:span></text:span><text:span text:style-name="Strong_20_Emphasis"><text:span text:style-name="T66"> </text:span></text:span><text:span text:style-name="Strong_20_Emphasis"><text:span text:style-name="T108">4</text:span></text:span><text:span text:style-name="Strong_20_Emphasis"><text:span text:style-name="T92"> </text:span></text:span><text:span text:style-name="Strong_20_Emphasis"><text:span text:style-name="T83">Gebruiker inrichten</text:span></text:span><text:span text:style-name="Strong_20_Emphasis"><text:span text:style-name="T7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14"><text:span text:style-name="Strong_20_Emphasis"><text:span text:style-name="T76"/></text:span></text:p>
      <text:p text:style-name="P37"/>
      <text:p text:style-name="P38"><text:span text:style-name="T163">E</text:span><text:span text:style-name="T164">inde c</text:span><text:span text:style-name="T165">hecklist, </text:span><text:span text:style-name="T166">d</text:span><text:span text:style-name="T165">e installatie van </text:span><text:span text:style-name="Strong_20_Emphasis"><text:span text:style-name="T179"><text:user-field-get text:name="Distro">Ubuntu</text:user-field-get></text:span></text:span><text:span text:style-name="T167"><text:s/></text:span><text:span text:style-name="T168"><text:user-field-get text:name="Version">24.04</text:user-field-get></text:span><text:span text:style-name="T168"><text:s/></text:span><text:span text:style-name="Strong_20_Emphasis"><text:span text:style-name="T180">Desktop</text:span></text:span><text:span text:style-name="Strong_20_Emphasis"><text:span text:style-name="T109"> </text:span></text:span><text:span text:style-name="T165">is voltooid.</text:span></text:p>
      <text:p text:style-name="P8"/>
      <text:list text:style-name="L2">
        <text:list-header>
          <text:p text:style-name="P90"><text:span text:style-name="Emphasis"><text:span text:style-name="T29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5">Karel Zimmer</text:span></text:span></text:a><text:span text:style-name="Emphasis"><text:span text:style-name="T296">.</text:span></text:span></text:p>
          <text:p text:style-name="P91"><text:span text:style-name="Emphasis"><text:span text:style-name="T298">Licentie </text:span></text:span><text:span text:style-name="Emphasis"><text:span text:style-name="T296">C</text:span></text:span><text:span text:style-name="Emphasis"><text:span text:style-name="T297">C0</text:span></text:span><text:span text:style-name="Emphasis"><text:span text:style-name="T296"> 1.0 </text:span></text:span><text:span text:style-name="Emphasis"><text:span text:style-name="T29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3"><text:s/></text:span></text:span><text:span text:style-name="Emphasis"><text:span text:style-name="T29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3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9-25T16:03:19.990543350">25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5T16:03:19.855869925</dc:date>
    <meta:keyword>Installatie</meta:keyword>
    <meta:keyword>Checklist</meta:keyword>
    <meta:keyword>Linux</meta:keyword>
    <meta:editing-cycles>6914</meta:editing-cycles>
    <meta:editing-duration>P12DT9H7M25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09" meta:character-count="3625" meta:non-whitespace-character-count="3147"/>
    <meta:user-defined meta:name="Info 1"/>
    <meta:user-defined meta:name="Info 2"/>
    <meta:user-defined meta:name="Info 3"/>
    <meta:user-defined meta:name="Info 4"/>
  </office:meta>
</office:document-meta>
</file>